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177213" officeooo:paragraph-rsid="00177213"/>
    </style:style>
    <style:style style:name="P2" style:family="paragraph" style:parent-style-name="Standard">
      <style:text-properties style:font-name="DejaVu Sans" officeooo:rsid="00265994" officeooo:paragraph-rsid="00177213"/>
    </style:style>
    <style:style style:name="P3" style:family="paragraph" style:parent-style-name="Standard">
      <style:text-properties style:font-name="DejaVu Sans" officeooo:rsid="0027e545" officeooo:paragraph-rsid="00177213"/>
    </style:style>
    <style:style style:name="P4" style:family="paragraph" style:parent-style-name="Standard">
      <style:text-properties style:font-name="DejaVu Sans" officeooo:rsid="00299542" officeooo:paragraph-rsid="00177213"/>
    </style:style>
    <style:style style:name="P5" style:family="paragraph" style:parent-style-name="Standard">
      <style:text-properties style:font-name="DejaVu Sans" officeooo:rsid="0018cc0c" officeooo:paragraph-rsid="0018cc0c"/>
    </style:style>
    <style:style style:name="P6" style:family="paragraph" style:parent-style-name="Standard">
      <style:text-properties style:font-name="DejaVu Sans" officeooo:rsid="00215d8b" officeooo:paragraph-rsid="00215d8b"/>
    </style:style>
    <style:style style:name="P7" style:family="paragraph" style:parent-style-name="Standard">
      <style:text-properties style:font-name="DejaVu Sans" officeooo:rsid="001a8e73" officeooo:paragraph-rsid="001a8e73"/>
    </style:style>
    <style:style style:name="P8" style:family="paragraph" style:parent-style-name="Standard">
      <style:text-properties style:font-name="DejaVu Sans" officeooo:rsid="001f7f39" officeooo:paragraph-rsid="001f7f39"/>
    </style:style>
    <style:style style:name="P9" style:family="paragraph" style:parent-style-name="Standard">
      <style:text-properties style:font-name="DejaVu Sans" officeooo:rsid="001c5e0e" officeooo:paragraph-rsid="001c5e0e"/>
    </style:style>
    <style:style style:name="P10" style:family="paragraph" style:parent-style-name="Standard">
      <style:text-properties style:font-name="DejaVu Sans" officeooo:rsid="001657d0" officeooo:paragraph-rsid="001c5e0e"/>
    </style:style>
    <style:style style:name="P11" style:family="paragraph" style:parent-style-name="Standard">
      <style:text-properties style:font-name="DejaVu Sans" officeooo:rsid="001657d0" officeooo:paragraph-rsid="00215d8b"/>
    </style:style>
    <style:style style:name="P12" style:family="paragraph" style:parent-style-name="Standard">
      <style:text-properties style:font-name="DejaVu Sans" style:text-underline-style="solid" style:text-underline-width="auto" style:text-underline-color="font-color" fo:font-weight="bold" officeooo:rsid="00177213" officeooo:paragraph-rsid="00177213" style:font-weight-asian="bold" style:font-weight-complex="bold"/>
    </style:style>
    <style:style style:name="P13" style:family="paragraph" style:parent-style-name="Standard">
      <style:text-properties style:font-name="DejaVu Sans" style:text-underline-style="none" officeooo:rsid="001910f5" officeooo:paragraph-rsid="001c5e0e"/>
    </style:style>
    <style:style style:name="P14" style:family="paragraph" style:parent-style-name="Standard">
      <style:text-properties style:font-name="DejaVu Sans" officeooo:rsid="001910f5" officeooo:paragraph-rsid="001c5e0e"/>
    </style:style>
    <style:style style:name="P15" style:family="paragraph" style:parent-style-name="Standard">
      <style:text-properties style:font-name="DejaVu Sans" officeooo:rsid="00173f1f" officeooo:paragraph-rsid="001c5e0e"/>
    </style:style>
    <style:style style:name="P16" style:family="paragraph" style:parent-style-name="Standard">
      <style:text-properties style:font-name="DejaVu Sans" fo:font-size="14pt" style:text-underline-style="solid" style:text-underline-width="auto" style:text-underline-color="font-color" fo:font-weight="bold" officeooo:rsid="001910f5" officeooo:paragraph-rsid="001c5e0e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DejaVu Sans" fo:font-size="16pt" fo:font-weight="bold" officeooo:rsid="001c5e0e" officeooo:paragraph-rsid="001c5e0e" style:font-size-asian="16pt" style:font-weight-asian="bold" style:font-size-complex="16pt" style:font-weight-complex="bold"/>
    </style:style>
    <style:style style:name="P18" style:family="paragraph" style:parent-style-name="Standard">
      <style:text-properties style:font-name="DejaVu Sans" fo:font-size="16pt" fo:font-weight="bold" officeooo:rsid="0018cc0c" officeooo:paragraph-rsid="0018cc0c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DejaVu Sans" fo:font-size="16pt" fo:font-weight="bold" officeooo:rsid="00177213" officeooo:paragraph-rsid="00177213" style:font-size-asian="16pt" style:font-weight-asian="bold" style:font-size-complex="16pt" style:font-weight-complex="bold"/>
    </style:style>
    <style:style style:name="T1" style:family="text">
      <style:text-properties officeooo:rsid="00177213"/>
    </style:style>
    <style:style style:name="T2" style:family="text">
      <style:text-properties officeooo:rsid="00265994"/>
    </style:style>
    <style:style style:name="T3" style:family="text">
      <style:text-properties officeooo:rsid="00299542"/>
    </style:style>
    <style:style style:name="T4" style:family="text">
      <style:text-properties style:text-position="super 58%"/>
    </style:style>
    <style:style style:name="T5" style:family="text">
      <style:text-properties officeooo:rsid="001c5e0e"/>
    </style:style>
    <style:style style:name="T6" style:family="text">
      <style:text-properties officeooo:rsid="001657d0"/>
    </style:style>
    <style:style style:name="T7" style:family="text">
      <style:text-properties officeooo:rsid="00173f1f"/>
    </style:style>
    <style:style style:name="T8" style:family="text">
      <style:text-properties officeooo:rsid="001910f5"/>
    </style:style>
    <style:style style:name="T9" style:family="text">
      <style:text-properties officeooo:rsid="001ac1e8"/>
    </style:style>
    <style:style style:name="T10" style:family="text">
      <style:text-properties officeooo:rsid="001a3253"/>
    </style:style>
    <style:style style:name="T11" style:family="text">
      <style:text-properties officeooo:rsid="001c7f0a"/>
    </style:style>
    <style:style style:name="T12" style:family="text">
      <style:text-properties officeooo:rsid="001da864"/>
    </style:style>
    <style:style style:name="T13" style:family="text">
      <style:text-properties officeooo:rsid="00174074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officeooo:rsid="001f25db"/>
    </style:style>
    <style:style style:name="T16" style:family="text">
      <style:text-properties officeooo:rsid="00203ac1"/>
    </style:style>
    <style:style style:name="T17" style:family="text">
      <style:text-properties officeooo:rsid="002266ee"/>
    </style:style>
    <style:style style:name="T18" style:family="text">
      <style:text-properties officeooo:rsid="00215d8b"/>
    </style:style>
    <style:style style:name="T19" style:family="text">
      <style:text-properties officeooo:rsid="0021c095"/>
    </style:style>
    <style:style style:name="T2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Projet «Optimizers trucks» NFA036</text:p>
      <text:p text:style-name="P1"/>
      <text:p text:style-name="P1">Nous avons défini les besoins avec la MOA.</text:p>
      <text:p text:style-name="P1"/>
      <text:p text:style-name="P1"><text:span text:style-name="T14">Les besoins sont:</text:span> </text:p>
      <text:p text:style-name="P1"><text:tab/>optimiser la logistique du béton;</text:p>
      <text:p text:style-name="P1"><text:tab/>optimiser et rentabiliser la journée d’un véhicule malaxeur;</text:p>
      <text:p text:style-name="P1"><text:tab/>réguler les commandes et les livraisons en fonction des disponibilité de <text:tab/>véhicules;</text:p>
      <text:p text:style-name="P1"><text:tab/>proposer des horaires lors de la prise de commande;</text:p>
      <text:p text:style-name="P1"><text:tab/>calculer les tours par véhicule et par jours;</text:p>
      <text:p text:style-name="P1"><text:tab/></text:p>
      <text:p text:style-name="P1"/>
      <text:p text:style-name="P1"/>
      <text:p text:style-name="P12">Les contraintes sont:</text:p>
      <text:p text:style-name="P1"><text:tab/>Le temps de séchage du béton (90minutes);</text:p>
      <text:p text:style-name="P1"><text:tab/>un camion malaxeur transporte 5,5m3 de béton dans son réservoir (12 <text:tab/>tonne)</text:p>
      <text:p text:style-name="P1"><text:tab/>un camion malaxeurs doit effectuer 3 tour et demi en moyenne par jour;</text:p>
      <text:p text:style-name="P1"><text:tab/>(<text:span text:style-name="T2">Il y a 365 jours par an, 52 semaine (104 samedi et dimanche) 5 semaine <text:tab/>de congé payé, 20 RTT, et pour 2022 7 jours fériés et un chauffeur <text:tab/>travaille 8h par jour.</text:span></text:p>
      <text:p text:style-name="P2"><text:span text:style-name="T1"><text:tab/>(</text:span>365-104-25-20-7=209 jour de travail par an pour un chauffeur. Soit <text:tab/>1672h.</text:p>
      <text:p text:style-name="P3"><text:tab/>Si il fait 3,5 tour par jour:2<text:span text:style-name="T3">09 * 3,5 = 731,5 tour sur l’année.</text:span></text:p>
      <text:p text:style-name="P4"><text:tab/>1 tour, il transporte 5,5m3 de béton soit 19,25 m³ par jour</text:p>
      <text:p text:style-name="P4"><text:tab/>donc a l’année: 209*19,25=4023,25<text:span text:style-name="T1">m3)</text:span></text:p>
      <text:p text:style-name="P4"><text:tab/></text:p>
      <text:p text:style-name="P18">Le contexte:</text:p>
      <text:p text:style-name="P5"/>
      <text:p text:style-name="P5">La société Nord-béton viens de racheté 16 centrales de production de béton sur le nord et le pas de calais et souhaite informatiser la planification de ses camions malaxeur.</text:p>
      <text:p text:style-name="P5"/>
      <text:p text:style-name="P6">Les horaire du personnels sont 7h-19h avec une heure de pause le midi.</text:p>
      <text:p text:style-name="P5">Chaque centrale est composée d’au moins un camions malaxeur;</text:p>
      <text:p text:style-name="P5">Elle est composée d’une adresse et d’un numéro de téléphone.</text:p>
      <text:p text:style-name="P5">une centrale produit 2000m3 de béton par jour.</text:p>
      <text:p text:style-name="P5">Une centrale a un numéro d’identification, et un responsable de centrale.</text:p>
      <text:p text:style-name="P5">Chaque centrale est dépendante de la centrale mère basée a Lille.</text:p>
      <text:p text:style-name="P5">La centrale de Lille a 1 responsable, 2 logisticiens et 10 camions.</text:p>
      <text:p text:style-name="P5">Un responsable de centrale a un matricule, un nom, un prénom.</text:p>
      <text:p text:style-name="P5">Un logisticien a un numéro de matricule, un nom et un prénom.</text:p>
      <text:p text:style-name="P5">Chaque chauffeur est propriétaire de son camion.</text:p>
      <text:p text:style-name="P5">Un camion a un numéro d’immatriculation, et est affilié a 1 centrale.</text:p>
      <text:p text:style-name="P5">Un camion a une capacité de transport de 5,5m3 minimum et a un type de vidange par pompe ou par goulotte.<text:span text:style-name="T18">On lui assigna aussi un débit de vidange (20, 40, 60, 80 m³ par heure) et un temps de nettoyage.</text:span> <text:span text:style-name="T18">On doit aussi y trouvé son temps de transport (départ, arrivée, temps de vidange, temps de nettoyage);On pourra calculer le temps moyen de vidange et le temps moyen de nettoyage.</text:span></text:p>
      <text:p text:style-name="P7"><text:soft-page-break/>Un tour est défini depuis son point de départ de la centrale, son arriver sur le chantier, la vidange de son réservoir, le nettoyage du réservoir et son retour a la centrale, puis son temps de remplissage.</text:p>
      <text:p text:style-name="P7">Un chauffeur ne peut dépassé 3,5 tours par jour.i<text:span text:style-name="T18">l a un temps de pause quotidien de 1 heure. Un chauffeur doit signalé tout incident au logisticien par un message de déclaration d’incident.</text:span></text:p>
      <text:p text:style-name="P8">La société signe des contrats. Dans chaque contrat il y a l’adresse du chantier, </text:p>
      <text:p text:style-name="P8">la quantité de béton demandé et un numéro de contrat et la date de début et de fin du contrat.</text:p>
      <text:p text:style-name="P8">Un ordre de mission est envoyé chaque semaine aux chauffeurs (le planning de la semaine. Sur cette ordre il y a la date du transport, l’heure, la quantité de béton à transporter, l’adresse du chantier et un numéro de mission).</text:p>
      <text:p text:style-name="P8">On doit connaître: </text:p>
      <text:p text:style-name="P8"><text:tab/>la quantité moyenne transportée par camion;</text:p>
      <text:p text:style-name="P8"><text:tab/>la durée moyenne de transport par camion; </text:p>
      <text:p text:style-name="P8"><text:tab/>la durée moyenne d’une vidange;</text:p>
      <text:p text:style-name="P6">Une mission doit être validé par le logisticien et accepté par le chauffeur.</text:p>
      <text:p text:style-name="P7"/>
      <text:p text:style-name="P7"/>
      <text:p text:style-name="P7">La société nord béton qui vient de gagner l’appel d’offre pour la construction d’un centre hospitalier dans le bassin minier va devoir produire et livrer </text:p>
      <text:p text:style-name="P7">500 000 m³ de béton a partir du 1<text:span text:style-name="T4">er</text:span> avril 2022. </text:p>
      <text:p text:style-name="P7">Dès septembre, un contrat a été signé pour fournir 75 000m3 de béton pour la construction de logements au Touquet.</text:p>
      <text:p text:style-name="P5"/>
      <text:p text:style-name="P5"/>
      <text:p text:style-name="P17">L’application doit faire:</text:p>
      <text:p text:style-name="P10"><text:tab/></text:p>
      <text:p text:style-name="P16">Logisticien:</text:p>
      <text:p text:style-name="P16"/>
      <text:p text:style-name="P13">-Connexion;</text:p>
      <text:p text:style-name="P13"/>
      <text:p text:style-name="P14"><text:span text:style-name="T6">-Lister les commandes sur un planning mensuel- </text:span><text:span text:style-name="T7">semaine-journée);</text:span></text:p>
      <text:p text:style-name="P14"/>
      <text:p text:style-name="P10">-ajout<text:span text:style-name="T8">er</text:span> des commande;</text:p>
      <text:p text:style-name="P14"/>
      <text:p text:style-name="P14">-<text:span text:style-name="T9">doit valider les missions de transports;</text:span></text:p>
      <text:p text:style-name="P14"/>
      <text:p text:style-name="P14">-clôturer une commande q<text:span text:style-name="T10">uand le chantier est terminer </text:span><text:span text:style-name="T9">et l’archiver;</text:span></text:p>
      <text:p text:style-name="P14"/>
      <text:p text:style-name="P14">-<text:span text:style-name="T11">ajuster le temps de transport (1h30 par défaut) et la couleur;</text:span></text:p>
      <text:p text:style-name="P14"/>
      <text:p text:style-name="P14">-<text:span text:style-name="T12">ajuster le nombre de camion (1 par défaut/centrale);</text:span></text:p>
      <text:p text:style-name="P14"/>
      <text:p text:style-name="P10">-ajuster le temps des type de vidange <text:span text:style-name="T7">(par pompe 20% des vidanges, par bennes) (en attendant on compte +- 20m3 par heure </text:span><text:span text:style-name="T13">ajustable a 20, 60,80, <text:s/>200</text:span>;<text:span text:style-name="T13">)+ temps de <text:tab/>nettoyage sur le chantier 10-30minutes ajustable</text:span><text:span text:style-name="T10">(1h maxi par défaut 30min</text:span><text:span text:style-name="T13">);</text:span></text:p>
      <text:p text:style-name="P10"/>
      <text:p text:style-name="P10">- <text:span text:style-name="T5">Afficher les message</text:span><text:span text:style-name="T19">s</text:span><text:span text:style-name="T5"> des chauffeurs</text:span></text:p>
      <text:p text:style-name="P15"><text:tab/></text:p>
      <text:p text:style-name="P16"><text:soft-page-break/>Chauffeur:</text:p>
      <text:p text:style-name="P10">- Connexion;</text:p>
      <text:p text:style-name="P10"/>
      <text:p text:style-name="P14">- <text:span text:style-name="T9">réception des mission de transport;</text:span></text:p>
      <text:p text:style-name="P14"/>
      <text:p text:style-name="P10">- Reporter les tours (départ/livraison/retour)<text:span text:style-name="T11">Pointage par étapes</text:span>;</text:p>
      <text:p text:style-name="P10"/>
      <text:p text:style-name="P10">- <text:span text:style-name="T8">Temps de vidange;</text:span></text:p>
      <text:p text:style-name="P10"/>
      <text:p text:style-name="P10">- <text:span text:style-name="T11">Temps de nettoyage;</text:span></text:p>
      <text:p text:style-name="P10"/>
      <text:p text:style-name="P10">- <text:span text:style-name="T11">Temps de pause;</text:span></text:p>
      <text:p text:style-name="P10"/>
      <text:p text:style-name="P10">- <text:span text:style-name="T15">créer son camion (m³, centrale dont il dépends);</text:span></text:p>
      <text:p text:style-name="P10"/>
      <text:p text:style-name="P9">- signalé tout problème durant le transport.</text:p>
      <text:p text:style-name="P14"/>
      <text:p text:style-name="P16">Automatisation:</text:p>
      <text:p text:style-name="P16"/>
      <text:p text:style-name="P13">- <text:span text:style-name="T9">répartir la charge de travail entre plusieurs chauffeur </text:span><text:span text:style-name="T11">(2 tours max par chauffeur) (paramètre que l’on peut modifier);</text:span></text:p>
      <text:p text:style-name="P13"/>
      <text:p text:style-name="P10">- <text:span text:style-name="T7">calculer la moyenne de transport (v</text:span><text:span text:style-name="T16">itesse </text:span><text:span text:style-name="T7">, par </text:span><text:span text:style-name="T16">quantité </text:span><text:span text:style-name="T7">, </text:span><text:span text:style-name="T16">distance</text:span><text:span text:style-name="T7">, par </text:span><text:span text:style-name="T16">temps de </text:span><text:span text:style-name="T7">vidange);</text:span></text:p>
      <text:p text:style-name="P10"/>
      <text:p text:style-name="P10">- <text:span text:style-name="T16">chercher le camion dispos le plus proche du chantier (si &gt;1h30 = centrale suivante etc.);</text:span></text:p>
      <text:p text:style-name="P10"/>
      <text:p text:style-name="P11">- calculer le temps de trajet <text:span text:style-name="T16">optimal suivant la saisie du logisticien</text:span> (&lt;=1h30 min)<text:span text:style-name="T7">(si &gt; 1h30 chercher un autre véhicule de dispos)</text:span>;</text:p>
      <text:p text:style-name="P11"><text:span text:style-name="T18">U</text:span><text:span text:style-name="T16">ne fois le chantier défini toutes les centrale ayant un véhicule dispos <text:tab/> <text:s/>seront interrogé et celle avec le temps de trajet optimal sera choisi;</text:span></text:p>
      <text:p text:style-name="P11"/>
      <text:p text:style-name="P10">- <text:span text:style-name="T8">représenter un tour par une barre de couleur;</text:span></text:p>
      <text:p text:style-name="P10"/>
      <text:p text:style-name="P10">- couleur pour différencier les divers type de vidanges;</text:p>
      <text:p text:style-name="P10"><text:tab/></text:p>
      <text:p text:style-name="P10"><text:tab/></text:p>
      <text:p text:style-name="P10">- <text:span text:style-name="T9">enregistrer dans une base de données le camion, le chantier le temps <text:tab/> <text:s/>moyen de trajet aller par km, trajet retour par km,vitesse de débit de <text:tab/> <text:s/>vidange, temps m</text:span><text:span text:style-name="T17">o</text:span><text:span text:style-name="T9">yen de vidange (par tour); 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1T10:46:56.054054233</meta:creation-date>
    <dc:date>2022-03-21T12:09:46.262930393</dc:date>
    <meta:editing-duration>PT12M28S</meta:editing-duration>
    <meta:editing-cycles>4</meta:editing-cycles>
    <meta:generator>LibreOffice/7.3.1.3$Linux_X86_64 LibreOffice_project/eead5aec017556e2cdbf9dfff06537ec58969b73</meta:generator>
    <meta:document-statistic meta:table-count="0" meta:image-count="0" meta:object-count="0" meta:page-count="3" meta:paragraph-count="79" meta:word-count="910" meta:character-count="5363" meta:non-whitespace-character-count="4485"/>
  </office:meta>
</office:document-meta>
</file>